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First_20_Page">
      <style:table-properties style:width="6.45in" style:page-number="auto" table:align="center" style:writing-mode="lr-tb"/>
    </style:style>
    <style:style style:name="Table1.A" style:family="table-column">
      <style:table-column-properties style:column-width="6.45in"/>
    </style:style>
    <style:style style:name="Table1.1" style:family="table-row">
      <style:table-row-properties style:min-row-height="2in"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1in" style:keep-together="true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808080" style:writing-mode="lr-tb"/>
    </style:style>
    <style:style style:name="Table1.3" style:family="table-row">
      <style:table-row-properties style:min-row-height="0.5in" style:keep-together="true" fo:keep-together="auto"/>
    </style:style>
    <style:style style:name="Table1.A3" style:family="table-cell">
      <style:table-cell-properties style:vertical-align="middle" fo:padding-left="0.075in" fo:padding-right="0.075in" fo:padding-top="0in" fo:padding-bottom="0in" fo:border-left="none" fo:border-right="none" fo:border-top="0.5pt solid #808080" fo:border-bottom="none" style:writing-mode="lr-tb"/>
    </style:style>
    <style:style style:name="Table1.4" style:family="table-row">
      <style:table-row-properties style:min-row-height="0.25in" style:keep-together="true" fo:keep-together="auto"/>
    </style:style>
    <style:style style:name="Table1.A4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" style:family="table">
      <style:table-properties style:width="6.45in" table:align="margins" style:writing-mode="lr-tb"/>
    </style:style>
    <style:style style:name="Table2.A" style:family="table-column">
      <style:table-column-properties style:column-width="6.45in" style:rel-column-width="9288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Contents_20_1">
      <style:paragraph-properties>
        <style:tab-stops>
          <style:tab-stop style:position="6.3in" style:type="right" style:leader-style="dotted" style:leader-text="."/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Heading_20_2" style:list-style-name="WW8Num1"/>
    <style:style style:name="P3" style:family="paragraph" style:parent-style-name="Heading_20_2" style:list-style-name="WW8Num1">
      <style:text-properties fo:language="en" fo:country="US"/>
    </style:style>
    <style:style style:name="P4" style:family="paragraph" style:parent-style-name="Heading_20_3" style:list-style-name="WW8Num1"/>
    <style:style style:name="P5" style:family="paragraph" style:parent-style-name="Heading_20_3" style:list-style-name="WW8Num1">
      <style:text-properties fo:language="en" fo:country="US"/>
    </style:style>
    <style:style style:name="P6" style:family="paragraph" style:parent-style-name="Heading_20_3">
      <style:paragraph-properties fo:margin-left="0.4917in" fo:margin-right="0in" fo:text-indent="0in" style:auto-text-indent="false"/>
    </style:style>
    <style:style style:name="P7" style:family="paragraph" style:parent-style-name="Geen_20_afstand">
      <style:paragraph-properties style:snap-to-layout-grid="false"/>
    </style:style>
    <style:style style:name="P8" style:family="paragraph" style:parent-style-name="Geen_20_afstand">
      <style:paragraph-properties fo:text-align="center" style:justify-single-word="false" style:snap-to-layout-grid="false"/>
    </style:style>
    <style:style style:name="P9" style:family="paragraph" style:parent-style-name="Geen_20_afstand">
      <style:paragraph-properties fo:text-align="center" style:justify-single-word="false" style:snap-to-layout-grid="false"/>
      <style:text-properties fo:text-transform="uppercase" style:font-name="Cambria" style:font-name-complex="Cambria"/>
    </style:style>
    <style:style style:name="P10" style:family="paragraph" style:parent-style-name="Geen_20_afstand">
      <style:paragraph-properties fo:text-align="center" style:justify-single-word="false" style:snap-to-layout-grid="false"/>
      <style:text-properties style:font-name="Cambria" fo:font-size="40pt" style:font-size-asian="40pt" style:font-name-complex="Cambria" style:font-size-complex="40pt"/>
    </style:style>
    <style:style style:name="P11" style:family="paragraph" style:parent-style-name="Geen_20_afstan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12" style:family="paragraph" style:parent-style-name="Geen_20_afstand">
      <style:paragraph-properties fo:text-align="center" style:justify-single-word="false" style:snap-to-layout-grid="false"/>
      <style:text-properties fo:language="nl" fo:country="NL" fo:font-weight="bold" style:font-name-asian="Calibri" style:font-weight-asian="bold" style:font-name-complex="Calibri" style:font-weight-complex="bold"/>
    </style:style>
    <style:style style:name="P13" style:family="paragraph" style:parent-style-name="Kop_20_van_20_inhoudsopgave">
      <style:text-properties fo:language="nl" fo:country="NL"/>
    </style:style>
    <style:style style:name="P1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6" style:family="paragraph" style:parent-style-name="Standard">
      <style:text-properties fo:language="nl" fo:country="NL"/>
    </style:style>
    <style:style style:name="P17" style:family="paragraph" style:parent-style-name="Standard">
      <style:paragraph-properties>
        <style:tab-stops>
          <style:tab-stop style:position="0.4583in"/>
          <style:tab-stop style:position="6.2929in" style:type="right" style:leader-style="dotted" style:leader-text="."/>
        </style:tab-stops>
      </style:paragraph-properties>
      <style:text-properties fo:language="nl" fo:country="NL" fo:font-weight="bold" style:font-weight-asian="bold" style:font-weight-complex="bold"/>
    </style:style>
    <style:style style:name="P18" style:family="paragraph" style:parent-style-name="Standard">
      <style:text-properties fo:language="en" fo:country="US"/>
    </style:style>
    <style:style style:name="P19" style:family="paragraph" style:parent-style-name="Standard">
      <style:paragraph-properties fo:break-before="page"/>
    </style:style>
    <style:style style:name="P20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style:font-name="Cambria" fo:font-size="22pt" style:font-size-asian="22pt" style:font-name-complex="Cambria" style:font-size-complex="22pt"/>
    </style:style>
    <style:style style:name="T2" style:family="text">
      <style:text-properties style:font-name="Cambria" fo:font-size="22pt" style:font-name-asian="Cambria" style:font-size-asian="22pt" style:font-name-complex="Cambria" style:font-size-complex="22pt"/>
    </style:style>
    <style:style style:name="T3" style:family="text">
      <style:text-properties style:font-name-asian="Cambria" style:font-name-complex="Cambria"/>
    </style:style>
    <style:style style:name="T4" style:family="text">
      <style:text-properties style:font-name-asian="Calibri" style:font-name-complex="Calibri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asian="Calibri" style:font-name-complex="Calibri"/>
    </style:style>
    <style:style style:name="T7" style:family="text">
      <style:text-properties fo:language="en" fo:country="US" style:font-name-asian="Cambria" style:font-name-complex="Cambria"/>
    </style:style>
    <style:style style:name="T8" style:family="text">
      <style:text-properties fo:color="#000000" style:font-name="Calibri" fo:language="en" fo:country="US" fo:font-weight="normal" style:font-weight-asian="normal" style:font-name-complex="Calibri" style:font-weight-complex="normal"/>
    </style:style>
    <style:style style:name="T9" style:family="text">
      <style:text-properties fo:color="#000000" style:font-name="Calibri" fo:language="en" fo:country="US" fo:font-weight="normal" style:font-name-asian="Calibri" style:font-weight-asian="normal" style:font-name-complex="Calibri" style:font-weight-complex="normal"/>
    </style:style>
    <style:style style:name="fr1" style:family="graphic" style:parent-style-name="Frame">
      <style:graphic-properties fo:margin-left="0.1299in" fo:margin-right="0.1299in" style:wrap="dynamic" style:number-wrapped-paragraphs="1" style:vertical-pos="bottom" style:vertical-rel="page-content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MUTW</text:p>
          </table:table-cell>
        </table:table-row>
        <table:table-row table:style-name="Table1.2">
          <table:table-cell table:style-name="Table1.A2" office:value-type="string">
            <text:p text:style-name="P10">ERASMUSLINE</text:p>
          </table:table-cell>
        </table:table-row>
        <table:table-row table:style-name="Table1.3">
          <table:table-cell table:style-name="Table1.A3" office:value-type="string">
            <text:p text:style-name="P8"><text:span text:style-name="T1">USER</text:span><text:span text:style-name="T2"> </text:span><text:span text:style-name="T1">MANUAL</text:span></text:p>
          </table:table-cell>
        </table:table-row>
        <table:table-row table:style-name="Table1.4">
          <table:table-cell table:style-name="Table1.A4" office:value-type="string">
            <text:p text:style-name="P8"/>
          </table:table-cell>
        </table:table-row>
        <table:table-row table:style-name="Table1.4">
          <table:table-cell table:style-name="Table1.A4" office:value-type="string">
            <text:p text:style-name="P11">MUTW<text:span text:style-name="T4"> – </text:span>TEAM<text:span text:style-name="T4"> </text:span>ORANGE</text:p>
          </table:table-cell>
        </table:table-row>
        <table:table-row table:style-name="Table1.4">
          <table:table-cell table:style-name="Table1.A4" office:value-type="string">
            <text:p text:style-name="P12">31-5-2011</text:p>
          </table:table-cell>
        </table:table-row>
      </table:table>
      <text:p text:style-name="Standard"/>
      <text:p text:style-name="Standard"/>
      <text:p text:style-name="Standard"><draw:frame draw:style-name="fr1" draw:name="Frame1" text:anchor-type="paragraph" svg:width="6.45in" draw:z-index="0"><draw:text-box fo:min-height="0.1457in"><table:table table:name="Table2" table:style-name="Table2"><table:table-column table:style-name="Table2.A"/><table:table-row table:style-name="Table2.1"><table:table-cell table:style-name="Table2.A1" office:value-type="string"><text:p text:style-name="P7"/></table:table-cell></table:table-row></table:table></draw:text-box></draw:frame></text:p>
      <text:p text:style-name="P20"/>
      <text:h text:style-name="P13" text:outline-level="1" text:is-list-header="true"><text:bookmark text:name="__RefHeading__1_1798195650"/>CONTENT<text:bookmark-end text:name="__RefHeading__1_1798195650"/></text:h>
      <text:p text:style-name="P16"/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6929in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1035in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071in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7102in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5138in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3173in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1209in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4.9244in" style:leader-char="." style:with-tab="false"/>
          </text:table-of-content-entry-template>
        </text:table-of-content-source>
        <text:index-body>
          <text:p text:style-name="P1"><text:a xlink:type="simple" xlink:href="#__RefHeading__1_1798195650">CONTENT<text:tab/>2</text:a></text:p>
          <text:p text:style-name="P15"><text:a xlink:type="simple" xlink:href="#__RefHeading__3_1798195650">1.INTRODUCTION<text:tab/>3</text:a></text:p>
          <text:p text:style-name="P15"><text:a xlink:type="simple" xlink:href="#__RefHeading__5_1798195650">2.INSTALL APPLICATION<text:tab/>3</text:a></text:p>
          <text:p text:style-name="P15"><text:a xlink:type="simple" xlink:href="#__RefHeading__7_1798195650">3.INSTALL DATABASE<text:tab/>3</text:a></text:p>
          <text:p text:style-name="P15"><text:a xlink:type="simple" xlink:href="#__RefHeading__9_1798195650">4.ADAPT CONFIG.PHP<text:tab/>3</text:a></text:p>
          <text:p text:style-name="P14"><text:a xlink:type="simple" xlink:href="#__RefHeading__11_1798195650">4.1Summary<text:tab/>3</text:a></text:p>
          <text:p text:style-name="P14"><text:a xlink:type="simple" xlink:href="#__RefHeading__13_1798195650">4.2Database name<text:tab/>3</text:a></text:p>
          <text:p text:style-name="P14"><text:a xlink:type="simple" xlink:href="#__RefHeading__15_1798195650">4.3Database user<text:tab/>3</text:a></text:p>
          <text:p text:style-name="P14"><text:a xlink:type="simple" xlink:href="#__RefHeading__17_1798195650">4.4Name of the University<text:tab/>3</text:a></text:p>
          <text:p text:style-name="P14"><text:a xlink:type="simple" xlink:href="#__RefHeading__19_1798195650">4.5Mail-Information<text:tab/>4</text:a></text:p>
          <text:p text:style-name="P15"><text:a xlink:type="simple" xlink:href="#__RefHeading__21_1798195650">5.ADD PARTNERS<text:tab/>4</text:a></text:p>
          <text:p text:style-name="P14"><text:a xlink:type="simple" xlink:href="#__RefHeading__23_1798195650">5.1Start Database<text:tab/>4</text:a></text:p>
          <text:p text:style-name="P14"><text:a xlink:type="simple" xlink:href="#__RefHeading__25_1798195650">In the database included on the dvd are all the partners which are for the moment a part of ErasmusLine included. <text:s/>Also all the educations and courses of these institutes are included.<text:tab/>4</text:a></text:p>
          <text:p text:style-name="P14"><text:a xlink:type="simple" xlink:href="#__RefHeading__27_1798195650">5.2New Partners<text:tab/>4</text:a></text:p>
          <text:p text:style-name="P15"><text:a xlink:type="simple" xlink:href="#__RefHeading__29_1798195650">6.CHANCE RIGHTS<text:tab/>4</text:a></text:p>
        </text:index-body>
      </text:table-of-content>
      <text:p text:style-name="P17"/>
      <text:h text:style-name="Heading_20_1" text:outline-level="1"/>
      <text:p text:style-name="Standard"/>
      <text:p text:style-name="P19"/>
      <text:list xml:id="list199513722" text:style-name="WW8Num1">
        <text:list-item>
          <text:h text:style-name="P2" text:outline-level="2"><text:bookmark text:name="__RefHeading__3_1798195650"/>INTRODUCTION<text:bookmark-end text:name="__RefHeading__3_1798195650"/></text:h>
        </text:list-item>
      </text:list>
      <text:p text:style-name="Standard"/>
      <text:p text:style-name="Standard"><text:span text:style-name="T5">This</text:span><text:span text:style-name="T6"> </text:span><text:span text:style-name="T5">document</text:span><text:span text:style-name="T6"> </text:span><text:span text:style-name="T5">acts</text:span><text:span text:style-name="T6"> </text:span><text:span text:style-name="T5">as</text:span><text:span text:style-name="T6"> </text:span><text:span text:style-name="T5">a</text:span><text:span text:style-name="T6"> </text:span><text:span text:style-name="T5">guide</text:span><text:span text:style-name="T6"> </text:span><text:span text:style-name="T5">to</text:span><text:span text:style-name="T6"> </text:span><text:span text:style-name="T5">install</text:span><text:span text:style-name="T6"> </text:span><text:span text:style-name="T5">the</text:span><text:span text:style-name="T6"> </text:span><text:span text:style-name="T5">ErasmusLine</text:span><text:span text:style-name="T6"> </text:span><text:span text:style-name="T5">web</text:span><text:span text:style-name="T6"> </text:span><text:span text:style-name="T5">application</text:span><text:span text:style-name="T6"> </text:span><text:span text:style-name="T5">at</text:span><text:span text:style-name="T6"> </text:span><text:span text:style-name="T5">your</text:span><text:span text:style-name="T6"> </text:span><text:span text:style-name="T5">own</text:span><text:span text:style-name="T6"> </text:span><text:span text:style-name="T5">university</text:span><text:span text:style-name="T6">.<text:line-break/><text:line-break/></text:span><text:span text:style-name="T5">In</text:span><text:span text:style-name="T6"> </text:span><text:span text:style-name="T5">the</text:span><text:span text:style-name="T6"> </text:span><text:span text:style-name="T5">dvd</text:span><text:span text:style-name="T6"> </text:span><text:span text:style-name="T5">included</text:span><text:span text:style-name="T6"> </text:span><text:span text:style-name="T5">in</text:span><text:span text:style-name="T6"> </text:span><text:span text:style-name="T5">this</text:span><text:span text:style-name="T6"> </text:span><text:span text:style-name="T5">document</text:span><text:span text:style-name="T6"> </text:span><text:span text:style-name="T5">you</text:span><text:span text:style-name="T6"> </text:span><text:span text:style-name="T5">will</text:span><text:span text:style-name="T6"> </text:span><text:span text:style-name="T5">find</text:span><text:span text:style-name="T6"> </text:span><text:span text:style-name="T5">all</text:span><text:span text:style-name="T6"> </text:span><text:span text:style-name="T5">the</text:span><text:span text:style-name="T6"> </text:span><text:span text:style-name="T5">necessary</text:span><text:span text:style-name="T6"> </text:span><text:span text:style-name="T5">files</text:span><text:span text:style-name="T6"> </text:span><text:span text:style-name="T5">to</text:span><text:span text:style-name="T6"> </text:span><text:span text:style-name="T5">install</text:span><text:span text:style-name="T6"> </text:span><text:span text:style-name="T5">the</text:span><text:span text:style-name="T6"> </text:span><text:span text:style-name="T5">application</text:span><text:span text:style-name="T6"> </text:span><text:span text:style-name="T5">at</text:span><text:span text:style-name="T6"> </text:span><text:span text:style-name="T5">your</text:span><text:span text:style-name="T6"> </text:span><text:span text:style-name="T5">university</text:span><text:span text:style-name="T6">’</text:span><text:span text:style-name="T5">s</text:span><text:span text:style-name="T6"> </text:span><text:span text:style-name="T5">webserver</text:span><text:span text:style-name="T6"> </text:span><text:span text:style-name="T5">and</text:span><text:span text:style-name="T6"> </text:span><text:span text:style-name="T5">database</text:span><text:span text:style-name="T6"> </text:span><text:span text:style-name="T5">server</text:span><text:span text:style-name="T6">.</text:span></text:p>
      <text:list xml:id="list923339315" text:continue-numbering="true" text:style-name="WW8Num1">
        <text:list-item>
          <text:h text:style-name="P2" text:outline-level="2"><text:bookmark text:name="__RefHeading__5_1798195650"/>INSTALL<text:span text:style-name="T3"> </text:span>APPLICATION<text:bookmark-end text:name="__RefHeading__5_1798195650"/></text:h>
        </text:list-item>
      </text:list>
      <text:p text:style-name="Standard"><text:span text:style-name="T6"><text:line-break/></text:span><text:span text:style-name="T5">To</text:span><text:span text:style-name="T6"> </text:span><text:span text:style-name="T5">install</text:span><text:span text:style-name="T6"> </text:span><text:span text:style-name="T5">the</text:span><text:span text:style-name="T6"> </text:span><text:span text:style-name="T5">application</text:span><text:span text:style-name="T6"> </text:span><text:span text:style-name="T5">at</text:span><text:span text:style-name="T6"> </text:span><text:span text:style-name="T5">your</text:span><text:span text:style-name="T6"> </text:span><text:span text:style-name="T5">university</text:span><text:span text:style-name="T6">, </text:span><text:span text:style-name="T5">the</text:span><text:span text:style-name="T6"> </text:span><text:span text:style-name="T5">first</text:span><text:span text:style-name="T6"> </text:span><text:span text:style-name="T5">step</text:span><text:span text:style-name="T6"> </text:span><text:span text:style-name="T5">is</text:span><text:span text:style-name="T6"> </text:span><text:span text:style-name="T5">the</text:span><text:span text:style-name="T6"> </text:span><text:span text:style-name="T5">copy</text:span><text:span text:style-name="T6"> </text:span><text:span text:style-name="T5">the</text:span><text:span text:style-name="T6"> </text:span><text:span text:style-name="T5">whole</text:span><text:span text:style-name="T6"> </text:span><text:span text:style-name="T5">MUTW</text:span><text:span text:style-name="T6">-</text:span><text:span text:style-name="T5">folder</text:span><text:span text:style-name="T6"> </text:span><text:span text:style-name="T5">included</text:span><text:span text:style-name="T6"> </text:span><text:span text:style-name="T5">on</text:span><text:span text:style-name="T6"> </text:span><text:span text:style-name="T5">the</text:span><text:span text:style-name="T6"> </text:span><text:span text:style-name="T5">dvd</text:span><text:span text:style-name="T6"> </text:span><text:span text:style-name="T5">to</text:span><text:span text:style-name="T6"> </text:span><text:span text:style-name="T5">your</text:span><text:span text:style-name="T6"> </text:span><text:span text:style-name="T5">webserver</text:span><text:span text:style-name="T6">. </text:span><text:span text:style-name="T5">This</text:span><text:span text:style-name="T6"> </text:span><text:span text:style-name="T5">folder</text:span><text:span text:style-name="T6"> </text:span><text:span text:style-name="T5">contains</text:span><text:span text:style-name="T6"> </text:span><text:span text:style-name="T5">all</text:span><text:span text:style-name="T6"> </text:span><text:span text:style-name="T5">the</text:span><text:span text:style-name="T6"> </text:span><text:span text:style-name="T5">functionality</text:span><text:span text:style-name="T6"> </text:span><text:span text:style-name="T5">needed</text:span><text:span text:style-name="T6"> </text:span><text:span text:style-name="T5">to</text:span><text:span text:style-name="T6"> </text:span><text:span text:style-name="T5">run</text:span><text:span text:style-name="T6"> </text:span><text:span text:style-name="T5">the</text:span><text:span text:style-name="T6"> </text:span><text:span text:style-name="T5">application</text:span><text:span text:style-name="T6">. <text:line-break/></text:span></text:p>
      <text:list xml:id="list555133111" text:continue-numbering="true" text:style-name="WW8Num1">
        <text:list-item>
          <text:h text:style-name="P2" text:outline-level="2"><text:bookmark text:name="__RefHeading__7_1798195650"/>INSTALL<text:span text:style-name="T3"> </text:span>DATABASE<text:bookmark-end text:name="__RefHeading__7_1798195650"/></text:h>
        </text:list-item>
      </text:list>
      <text:p text:style-name="Standard"><text:span text:style-name="T6"><text:line-break/></text:span><text:span text:style-name="T5">On</text:span><text:span text:style-name="T6"> </text:span><text:span text:style-name="T5">the</text:span><text:span text:style-name="T6"> </text:span><text:span text:style-name="T5">dvd</text:span><text:span text:style-name="T6">, </text:span><text:span text:style-name="T5">in</text:span><text:span text:style-name="T6"> </text:span><text:span text:style-name="T5">the</text:span><text:span text:style-name="T6"> </text:span><text:span text:style-name="T5">folder</text:span><text:span text:style-name="T6"> </text:span><text:span text:style-name="T5">database</text:span><text:span text:style-name="T6">, </text:span><text:span text:style-name="T5">you</text:span><text:span text:style-name="T6"> </text:span><text:span text:style-name="T5">will</text:span><text:span text:style-name="T6"> </text:span><text:span text:style-name="T5">find</text:span><text:span text:style-name="T6"> </text:span><text:span text:style-name="T5">an</text:span><text:span text:style-name="T6"> </text:span><text:span text:style-name="T5">mysql</text:span><text:span text:style-name="T6">-</text:span><text:span text:style-name="T5">dump</text:span><text:span text:style-name="T6"> </text:span><text:span text:style-name="T5">called</text:span><text:span text:style-name="T6"> </text:span><text:span text:style-name="T5">erasmusline</text:span><text:span text:style-name="T6">.</text:span><text:span text:style-name="T5">sql</text:span><text:span text:style-name="T6"> </text:span><text:span text:style-name="T5">which</text:span><text:span text:style-name="T6"> </text:span><text:span text:style-name="T5">can</text:span><text:span text:style-name="T6"> </text:span><text:span text:style-name="T5">be</text:span><text:span text:style-name="T6"> </text:span><text:span text:style-name="T5">easily</text:span><text:span text:style-name="T6"> </text:span><text:span text:style-name="T5">imported</text:span><text:span text:style-name="T6"> </text:span><text:span text:style-name="T5">on</text:span><text:span text:style-name="T6"> </text:span><text:span text:style-name="T5">your</text:span><text:span text:style-name="T6"> </text:span><text:span text:style-name="T5">local</text:span><text:span text:style-name="T6"> </text:span><text:span text:style-name="T5">database</text:span><text:span text:style-name="T6"> </text:span><text:span text:style-name="T5">server</text:span><text:span text:style-name="T6">.<text:line-break/></text:span></text:p>
      <text:list xml:id="list1161333137" text:continue-numbering="true" text:style-name="WW8Num1">
        <text:list-item>
          <text:h text:style-name="P2" text:outline-level="2"><text:bookmark text:name="__RefHeading__9_1798195650"/>ADAPT<text:span text:style-name="T3"> </text:span>CONFIG<text:span text:style-name="T3">.</text:span>PHP<text:bookmark-end text:name="__RefHeading__9_1798195650"/></text:h>
          <text:list>
            <text:list-item>
              <text:h text:style-name="P4" text:outline-level="3"><text:bookmark text:name="__RefHeading__11_1798195650"/>Summary<text:bookmark-end text:name="__RefHeading__11_1798195650"/></text:h>
            </text:list-item>
          </text:list>
        </text:list-item>
      </text:list>
      <text:p text:style-name="Standard"><text:span text:style-name="T6"><text:line-break/></text:span><text:span text:style-name="T5">In</text:span><text:span text:style-name="T6"> </text:span><text:span text:style-name="T5">order</text:span><text:span text:style-name="T6"> </text:span><text:span text:style-name="T5">for</text:span><text:span text:style-name="T6"> </text:span><text:span text:style-name="T5">the</text:span><text:span text:style-name="T6"> </text:span><text:span text:style-name="T5">web</text:span><text:span text:style-name="T6"> </text:span><text:span text:style-name="T5">application</text:span><text:span text:style-name="T6"> </text:span><text:span text:style-name="T5">to</text:span><text:span text:style-name="T6"> </text:span><text:span text:style-name="T5">work</text:span><text:span text:style-name="T6"> </text:span><text:span text:style-name="T5">flawlessly</text:span><text:span text:style-name="T6"> </text:span><text:span text:style-name="T5">together</text:span><text:span text:style-name="T6"> </text:span><text:span text:style-name="T5">with</text:span><text:span text:style-name="T6"> </text:span><text:span text:style-name="T5">your</text:span><text:span text:style-name="T6"> </text:span><text:span text:style-name="T5">database</text:span><text:span text:style-name="T6">, </text:span><text:span text:style-name="T5">you</text:span><text:span text:style-name="T6"> </text:span><text:span text:style-name="T5">may</text:span><text:span text:style-name="T6"> </text:span><text:span text:style-name="T5">have</text:span><text:span text:style-name="T6"> </text:span><text:span text:style-name="T5">to</text:span><text:span text:style-name="T6"> </text:span><text:span text:style-name="T5">adapt</text:span><text:span text:style-name="T6"> </text:span><text:span text:style-name="T5">a</text:span><text:span text:style-name="T6"> </text:span><text:span text:style-name="T5">few</text:span><text:span text:style-name="T6"> </text:span><text:span text:style-name="T5">settings</text:span><text:span text:style-name="T6"> </text:span><text:span text:style-name="T5">in</text:span><text:span text:style-name="T6"> </text:span><text:span text:style-name="T5">the</text:span><text:span text:style-name="T6"> </text:span><text:span text:style-name="T5">config</text:span><text:span text:style-name="T6">.</text:span><text:span text:style-name="T5">php</text:span><text:span text:style-name="T6"> </text:span><text:span text:style-name="T5">file</text:span><text:span text:style-name="T6">. </text:span><text:span text:style-name="T5">This</text:span><text:span text:style-name="T6"> </text:span><text:span text:style-name="T5">file</text:span><text:span text:style-name="T6"> </text:span><text:span text:style-name="T5">can</text:span><text:span text:style-name="T6"> </text:span><text:span text:style-name="T5">be</text:span><text:span text:style-name="T6"> </text:span><text:span text:style-name="T5">found</text:span><text:span text:style-name="T6"> </text:span><text:span text:style-name="T5">in</text:span><text:span text:style-name="T6"> </text:span><text:span text:style-name="T5">the</text:span><text:span text:style-name="T6"> </text:span><text:span text:style-name="T5">folder</text:span><text:span text:style-name="T6"> </text:span><text:span text:style-name="T5">mutw</text:span><text:span text:style-name="T6">/</text:span><text:span text:style-name="T5">core</text:span><text:span text:style-name="T6">/</text:span><text:span text:style-name="T5">includes</text:span><text:span text:style-name="T6">.</text:span></text:p>
      <text:list xml:id="list1902748751" text:continue-numbering="true" text:style-name="WW8Num1">
        <text:list-item>
          <text:list>
            <text:list-item>
              <text:h text:style-name="P5" text:outline-level="3"><text:bookmark text:name="__RefHeading__13_1798195650"/>Database<text:span text:style-name="T3"> </text:span>name<text:bookmark-end text:name="__RefHeading__13_1798195650"/></text:h>
            </text:list-item>
          </text:list>
        </text:list-item>
      </text:list>
      <text:p text:style-name="Standard"><text:span text:style-name="T6"><text:line-break/></text:span><text:span text:style-name="T5">Standard</text:span><text:span text:style-name="T6"> </text:span><text:span text:style-name="T5">this</text:span><text:span text:style-name="T6"> </text:span><text:span text:style-name="T5">name</text:span><text:span text:style-name="T6"> </text:span><text:span text:style-name="T5">is</text:span><text:span text:style-name="T6"> </text:span><text:span text:style-name="T5">set</text:span><text:span text:style-name="T6"> </text:span><text:span text:style-name="T5">to</text:span><text:span text:style-name="T6"> “</text:span><text:span text:style-name="T5">ErasmusLine</text:span><text:span text:style-name="T6">” </text:span><text:span text:style-name="T5">but</text:span><text:span text:style-name="T6"> </text:span><text:span text:style-name="T5">if</text:span><text:span text:style-name="T6"> </text:span><text:span text:style-name="T5">you</text:span><text:span text:style-name="T6"> </text:span><text:span text:style-name="T5">are</text:span><text:span text:style-name="T6"> </text:span><text:span text:style-name="T5">using</text:span><text:span text:style-name="T6"> </text:span><text:span text:style-name="T5">a</text:span><text:span text:style-name="T6"> </text:span><text:span text:style-name="T5">different</text:span><text:span text:style-name="T6"> </text:span><text:span text:style-name="T5">name</text:span><text:span text:style-name="T6"> </text:span><text:span text:style-name="T5">for</text:span><text:span text:style-name="T6"> </text:span><text:span text:style-name="T5">the</text:span><text:span text:style-name="T6"> </text:span><text:span text:style-name="T5">database</text:span><text:span text:style-name="T6"> </text:span><text:span text:style-name="T5">just</text:span><text:span text:style-name="T6"> </text:span><text:span text:style-name="T5">set</text:span><text:span text:style-name="T6"> </text:span><text:span text:style-name="T5">the</text:span><text:span text:style-name="T6"> </text:span><text:span text:style-name="T5">right</text:span><text:span text:style-name="T6"> </text:span><text:span text:style-name="T5">name</text:span><text:span text:style-name="T6"> </text:span><text:span text:style-name="T5">here</text:span><text:span text:style-name="T6">.</text:span></text:p>
      <text:list xml:id="list1027369708" text:continue-numbering="true" text:style-name="WW8Num1">
        <text:list-item>
          <text:list>
            <text:list-item>
              <text:h text:style-name="P5" text:outline-level="3"><text:bookmark text:name="__RefHeading__15_1798195650"/>Database<text:span text:style-name="T3"> </text:span>user<text:bookmark-end text:name="__RefHeading__15_1798195650"/></text:h>
            </text:list-item>
          </text:list>
        </text:list-item>
      </text:list>
      <text:p text:style-name="Standard"><text:span text:style-name="T6"><text:line-break/></text:span><text:span text:style-name="T5">With</text:span><text:span text:style-name="T6"> </text:span><text:span text:style-name="T5">the</text:span><text:span text:style-name="T6"> </text:span><text:span text:style-name="T5">variables</text:span><text:span text:style-name="T6"> </text:span><text:span text:style-name="T5">DB</text:span><text:span text:style-name="T6">_</text:span><text:span text:style-name="T5">USER</text:span><text:span text:style-name="T6"> </text:span><text:span text:style-name="T5">en</text:span><text:span text:style-name="T6"> </text:span><text:span text:style-name="T5">DB</text:span><text:span text:style-name="T6">_</text:span><text:span text:style-name="T5">PASS</text:span><text:span text:style-name="T6"> </text:span><text:span text:style-name="T5">you</text:span><text:span text:style-name="T6"> </text:span><text:span text:style-name="T5">can</text:span><text:span text:style-name="T6"> </text:span><text:span text:style-name="T5">chance</text:span><text:span text:style-name="T6"> </text:span><text:span text:style-name="T5">the</text:span><text:span text:style-name="T6"> </text:span><text:span text:style-name="T5">username</text:span><text:span text:style-name="T6"> </text:span><text:span text:style-name="T5">and</text:span><text:span text:style-name="T6"> </text:span><text:span text:style-name="T5">password</text:span><text:span text:style-name="T6"> </text:span><text:span text:style-name="T5">for</text:span><text:span text:style-name="T6"> </text:span><text:span text:style-name="T5">the</text:span><text:span text:style-name="T6"> </text:span><text:span text:style-name="T5">database</text:span><text:span text:style-name="T6">.</text:span></text:p>
      <text:list xml:id="list942259604" text:continue-numbering="true" text:style-name="WW8Num1">
        <text:list-item>
          <text:list>
            <text:list-item>
              <text:h text:style-name="P4" text:outline-level="3"><text:bookmark text:name="__RefHeading__17_1798195650"/><text:span text:style-name="T5">Name</text:span><text:span text:style-name="T7"> </text:span><text:span text:style-name="T5">of</text:span><text:span text:style-name="T7"> </text:span>the<text:span text:style-name="T3"> </text:span>University<text:bookmark-end text:name="__RefHeading__17_1798195650"/></text:h>
            </text:list-item>
          </text:list>
        </text:list-item>
      </text:list>
      <text:p text:style-name="P18"><text:span text:style-name="T4"><text:line-break/></text:span>For<text:span text:style-name="T4"> </text:span>this<text:span text:style-name="T4"> </text:span>paramater<text:span text:style-name="T4"> </text:span>it<text:span text:style-name="T4"> </text:span>is<text:span text:style-name="T4"> </text:span>necessary<text:span text:style-name="T4"> </text:span>to<text:span text:style-name="T4"> </text:span>fill<text:span text:style-name="T4"> </text:span>in<text:span text:style-name="T4"> </text:span>the<text:span text:style-name="T4"> </text:span>correct<text:span text:style-name="T4"> </text:span>name<text:span text:style-name="T4"> </text:span>of<text:span text:style-name="T4"> </text:span>your<text:span text:style-name="T4"> </text:span>university<text:span text:style-name="T4"> </text:span>as<text:span text:style-name="T4"> </text:span>it<text:span text:style-name="T4"> </text:span>is<text:span text:style-name="T4"> </text:span>written<text:span text:style-name="T4"> </text:span>in<text:span text:style-name="T4"> </text:span>the<text:span text:style-name="T4"> </text:span>database<text:span text:style-name="T4">!</text:span></text:p>
      <text:p text:style-name="P18"/>
      <text:p text:style-name="P18"/>
      <text:p text:style-name="P18"/>
      <text:list xml:id="list720850578" text:continue-numbering="true" text:style-name="WW8Num1">
        <text:list-item>
          <text:list>
            <text:list-item>
              <text:h text:style-name="P4" text:outline-level="3"><text:bookmark text:name="__RefHeading__19_1798195650"/><text:soft-page-break/>Mail<text:span text:style-name="T3">-</text:span>Information<text:bookmark-end text:name="__RefHeading__19_1798195650"/></text:h>
            </text:list-item>
          </text:list>
        </text:list-item>
      </text:list>
      <text:p text:style-name="Standard"/>
      <text:p text:style-name="Standard"><text:span text:style-name="T5">Since</text:span><text:span text:style-name="T6"> </text:span><text:span text:style-name="T5">some</text:span><text:span text:style-name="T6"> </text:span><text:span text:style-name="T5">information</text:span><text:span text:style-name="T6"> </text:span><text:span text:style-name="T5">for</text:span><text:span text:style-name="T6"> </text:span><text:span text:style-name="T5">the</text:span><text:span text:style-name="T6"> </text:span><text:span text:style-name="T5">application</text:span><text:span text:style-name="T6"> </text:span><text:span text:style-name="T5">is</text:span><text:span text:style-name="T6"> </text:span><text:span text:style-name="T5">sent</text:span><text:span text:style-name="T6"> </text:span><text:span text:style-name="T5">by</text:span><text:span text:style-name="T6"> </text:span><text:span text:style-name="T5">mail</text:span><text:span text:style-name="T6">, </text:span><text:span text:style-name="T5">you</text:span><text:span text:style-name="T6"> </text:span><text:span text:style-name="T5">will</text:span><text:span text:style-name="T6"> </text:span><text:span text:style-name="T5">have</text:span><text:span text:style-name="T6"> </text:span><text:span text:style-name="T5">to</text:span><text:span text:style-name="T6"> </text:span><text:span text:style-name="T5">adapt</text:span><text:span text:style-name="T6"> </text:span><text:span text:style-name="T5">some</text:span><text:span text:style-name="T6"> </text:span><text:span text:style-name="T5">settings</text:span><text:span text:style-name="T6"> </text:span><text:span text:style-name="T5">to</text:span><text:span text:style-name="T6"> </text:span><text:span text:style-name="T5">work</text:span><text:span text:style-name="T6"> </text:span><text:span text:style-name="T5">at</text:span><text:span text:style-name="T6"> </text:span><text:span text:style-name="T5">your</text:span><text:span text:style-name="T6"> </text:span><text:span text:style-name="T5">university</text:span><text:span text:style-name="T6">. </text:span><text:span text:style-name="T5">The</text:span><text:span text:style-name="T6"> </text:span><text:span text:style-name="T5">SMTP</text:span><text:span text:style-name="T6">-</text:span><text:span text:style-name="T5">server</text:span><text:span text:style-name="T6"> </text:span><text:span text:style-name="T5">is</text:span><text:span text:style-name="T6"> </text:span><text:span text:style-name="T5">the</text:span><text:span text:style-name="T6"> </text:span><text:span text:style-name="T5">most</text:span><text:span text:style-name="T6"> </text:span><text:span text:style-name="T5">important</text:span><text:span text:style-name="T6"> </text:span><text:span text:style-name="T5">parameter</text:span><text:span text:style-name="T6"> </text:span><text:span text:style-name="T5">to</text:span><text:span text:style-name="T6"> </text:span><text:span text:style-name="T5">change</text:span><text:span text:style-name="T6">!<text:line-break/></text:span></text:p>
      <text:list xml:id="list1088510847" text:continue-numbering="true" text:style-name="WW8Num1">
        <text:list-item>
          <text:h text:style-name="P3" text:outline-level="2"><text:bookmark text:name="__RefHeading__21_1798195650"/>ADD<text:span text:style-name="T3"> </text:span>PARTNERS<text:bookmark-end text:name="__RefHeading__21_1798195650"/></text:h>
          <text:list>
            <text:list-item>
              <text:h text:style-name="P5" text:outline-level="3"><text:bookmark text:name="__RefHeading__23_1798195650"/>Start<text:span text:style-name="T3"> </text:span>Database<text:bookmark-end text:name="__RefHeading__23_1798195650"/></text:h>
            </text:list-item>
          </text:list>
        </text:list-item>
      </text:list>
      <text:h text:style-name="P6" text:outline-level="3"><text:bookmark text:name="__RefHeading__25_1798195650"/><text:span text:style-name="T8">In</text:span><text:span text:style-name="T9"> </text:span><text:span text:style-name="T8">the</text:span><text:span text:style-name="T9"> </text:span><text:span text:style-name="T8">database</text:span><text:span text:style-name="T9"> </text:span><text:span text:style-name="T8">included</text:span><text:span text:style-name="T9"> </text:span><text:span text:style-name="T8">on</text:span><text:span text:style-name="T9"> </text:span><text:span text:style-name="T8">the</text:span><text:span text:style-name="T9"> </text:span><text:span text:style-name="T8">dvd</text:span><text:span text:style-name="T9"> </text:span><text:span text:style-name="T8">are</text:span><text:span text:style-name="T9"> </text:span><text:span text:style-name="T8">all</text:span><text:span text:style-name="T9"> </text:span><text:span text:style-name="T8">the</text:span><text:span text:style-name="T9"> </text:span><text:span text:style-name="T8">partners</text:span><text:span text:style-name="T9"> </text:span><text:span text:style-name="T8">which</text:span><text:span text:style-name="T9"> </text:span><text:span text:style-name="T8">are</text:span><text:span text:style-name="T9"> </text:span><text:span text:style-name="T8">for</text:span><text:span text:style-name="T9"> </text:span><text:span text:style-name="T8">the</text:span><text:span text:style-name="T9"> </text:span><text:span text:style-name="T8">moment</text:span><text:span text:style-name="T9"> </text:span><text:span text:style-name="T8">a</text:span><text:span text:style-name="T9"> </text:span><text:span text:style-name="T8">part</text:span><text:span text:style-name="T9"> </text:span><text:span text:style-name="T8">of</text:span><text:span text:style-name="T9"> </text:span><text:span text:style-name="T8">ErasmusLine</text:span><text:span text:style-name="T9"> </text:span><text:span text:style-name="T8">included</text:span><text:span text:style-name="T9">. <text:s/></text:span><text:span text:style-name="T8">Also</text:span><text:span text:style-name="T9"> </text:span><text:span text:style-name="T8">all</text:span><text:span text:style-name="T9"> </text:span><text:span text:style-name="T8">the</text:span><text:span text:style-name="T9"> </text:span><text:span text:style-name="T8">educations</text:span><text:span text:style-name="T9"> </text:span><text:span text:style-name="T8">and</text:span><text:span text:style-name="T9"> </text:span><text:span text:style-name="T8">courses</text:span><text:span text:style-name="T9"> </text:span><text:span text:style-name="T8">of</text:span><text:span text:style-name="T9"> </text:span><text:span text:style-name="T8">these</text:span><text:span text:style-name="T9"> </text:span><text:span text:style-name="T8">institutes</text:span><text:span text:style-name="T9"> </text:span><text:span text:style-name="T8">are</text:span><text:span text:style-name="T9"> </text:span><text:span text:style-name="T8">included</text:span><text:span text:style-name="T9">.</text:span><text:bookmark-end text:name="__RefHeading__25_1798195650"/></text:h>
      <text:list xml:id="list2044199511" text:continue-numbering="true" text:style-name="WW8Num1">
        <text:list-item>
          <text:list>
            <text:list-item>
              <text:h text:style-name="P5" text:outline-level="3"><text:bookmark text:name="__RefHeading__27_1798195650"/>New<text:span text:style-name="T3"> </text:span>Partners<text:bookmark-end text:name="__RefHeading__27_1798195650"/></text:h>
            </text:list-item>
          </text:list>
        </text:list-item>
      </text:list>
      <text:p text:style-name="Lijstalinea"><text:span text:style-name="T6"><text:line-break/></text:span><text:span text:style-name="T5">If</text:span><text:span text:style-name="T6"> </text:span><text:span text:style-name="T5">a</text:span><text:span text:style-name="T6"> </text:span><text:span text:style-name="T5">new</text:span><text:span text:style-name="T6"> </text:span><text:span text:style-name="T5">partner</text:span><text:span text:style-name="T6"> </text:span><text:span text:style-name="T5">starts</text:span><text:span text:style-name="T6"> </text:span><text:span text:style-name="T5">using</text:span><text:span text:style-name="T6"> </text:span><text:span text:style-name="T5">ErasmusLine</text:span><text:span text:style-name="T6">, </text:span><text:span text:style-name="T5">for</text:span><text:span text:style-name="T6"> </text:span><text:span text:style-name="T5">the</text:span><text:span text:style-name="T6"> </text:span><text:span text:style-name="T5">moment</text:span><text:span text:style-name="T6"> </text:span><text:span text:style-name="T5">each</text:span><text:span text:style-name="T6"> </text:span><text:span text:style-name="T5">institute</text:span><text:span text:style-name="T6"> </text:span><text:span text:style-name="T5">will</text:span><text:span text:style-name="T6"> </text:span><text:span text:style-name="T5">have</text:span><text:span text:style-name="T6"> </text:span><text:span text:style-name="T5">to</text:span><text:span text:style-name="T6"> </text:span><text:span text:style-name="T5">add</text:span><text:span text:style-name="T6"> </text:span><text:span text:style-name="T5">this</text:span><text:span text:style-name="T6"> </text:span><text:span text:style-name="T5">new</text:span><text:span text:style-name="T6"> </text:span><text:span text:style-name="T5">partner</text:span><text:span text:style-name="T6"> </text:span><text:span text:style-name="T5">to</text:span><text:span text:style-name="T6"> </text:span><text:span text:style-name="T5">its</text:span><text:span text:style-name="T6"> </text:span><text:span text:style-name="T5">own</text:span><text:span text:style-name="T6"> </text:span><text:span text:style-name="T5">database</text:span><text:span text:style-name="T6">. </text:span><text:span text:style-name="T5">Also</text:span><text:span text:style-name="T6"> </text:span><text:span text:style-name="T5">each</text:span><text:span text:style-name="T6"> </text:span><text:span text:style-name="T5">education</text:span><text:span text:style-name="T6"> </text:span><text:span text:style-name="T5">and</text:span><text:span text:style-name="T6"> </text:span><text:span text:style-name="T5">course</text:span><text:span text:style-name="T6"> </text:span><text:span text:style-name="T5">of</text:span><text:span text:style-name="T6"> </text:span><text:span text:style-name="T5">this</text:span><text:span text:style-name="T6"> </text:span><text:span text:style-name="T5">new</text:span><text:span text:style-name="T6"> </text:span><text:span text:style-name="T5">partner</text:span><text:span text:style-name="T6"> </text:span><text:span text:style-name="T5">will</text:span><text:span text:style-name="T6"> </text:span><text:span text:style-name="T5">have</text:span><text:span text:style-name="T6"> </text:span><text:span text:style-name="T5">to</text:span><text:span text:style-name="T6"> </text:span><text:span text:style-name="T5">be</text:span><text:span text:style-name="T6"> </text:span><text:span text:style-name="T5">added</text:span><text:span text:style-name="T6"> </text:span><text:span text:style-name="T5">to</text:span><text:span text:style-name="T6"> </text:span><text:span text:style-name="T5">the</text:span><text:span text:style-name="T6"> </text:span><text:span text:style-name="T5">database</text:span><text:span text:style-name="T6"> </text:span><text:span text:style-name="T5">by</text:span><text:span text:style-name="T6"> </text:span><text:span text:style-name="T5">the</text:span><text:span text:style-name="T6"> </text:span><text:span text:style-name="T5">administrator</text:span><text:span text:style-name="T6">. </text:span><text:span text:style-name="T5">We</text:span><text:span text:style-name="T6"> </text:span><text:span text:style-name="T5">are</text:span><text:span text:style-name="T6"> </text:span><text:span text:style-name="T5">still</text:span><text:span text:style-name="T6"> </text:span><text:span text:style-name="T5">looking</text:span><text:span text:style-name="T6"> </text:span><text:span text:style-name="T5">for</text:span><text:span text:style-name="T6"> </text:span><text:span text:style-name="T5">a</text:span><text:span text:style-name="T6"> </text:span><text:span text:style-name="T5">way</text:span><text:span text:style-name="T6"> </text:span><text:span text:style-name="T5">to</text:span><text:span text:style-name="T6"> </text:span><text:span text:style-name="T5">make</text:span><text:span text:style-name="T6"> </text:span><text:span text:style-name="T5">this</text:span><text:span text:style-name="T6"> </text:span><text:span text:style-name="T5">update</text:span><text:span text:style-name="T6"> </text:span><text:span text:style-name="T5">go</text:span><text:span text:style-name="T6"> </text:span><text:span text:style-name="T5">automatically</text:span><text:span text:style-name="T6">. <text:line-break/></text:span></text:p>
      <text:list xml:id="list1125895799" text:continue-numbering="true" text:style-name="WW8Num1">
        <text:list-item>
          <text:h text:style-name="P3" text:outline-level="2"><text:bookmark text:name="__RefHeading__29_1798195650"/>CHANCE<text:span text:style-name="T3"> </text:span>RIGHTS<text:bookmark-end text:name="__RefHeading__29_1798195650"/></text:h>
        </text:list-item>
      </text:list>
      <text:p text:style-name="P18"><text:span text:style-name="T4"><text:line-break/></text:span>For<text:span text:style-name="T4"> </text:span>the<text:span text:style-name="T4"> </text:span>application<text:span text:style-name="T4"> </text:span>to<text:span text:style-name="T4"> </text:span>be<text:span text:style-name="T4"> </text:span>able<text:span text:style-name="T4"> </text:span>to<text:span text:style-name="T4"> </text:span>save<text:span text:style-name="T4"> </text:span>some<text:span text:style-name="T4"> </text:span>important<text:span text:style-name="T4"> </text:span>pdf<text:span text:style-name="T4">’</text:span>s<text:span text:style-name="T4"> </text:span>and<text:span text:style-name="T4"> </text:span>pictures<text:span text:style-name="T4"> </text:span>of<text:span text:style-name="T4"> </text:span>the<text:span text:style-name="T4"> </text:span>users<text:span text:style-name="T4">, </text:span>you<text:span text:style-name="T4"> </text:span>have<text:span text:style-name="T4"> </text:span>to<text:span text:style-name="T4"> </text:span>ensure<text:span text:style-name="T4"> </text:span>that<text:span text:style-name="T4"> </text:span>the<text:span text:style-name="T4"> </text:span>application<text:span text:style-name="T4"> </text:span>has<text:span text:style-name="T4"> </text:span>the<text:span text:style-name="T4"> </text:span>right<text:span text:style-name="T4"> </text:span>to<text:span text:style-name="T4"> </text:span>create<text:span text:style-name="T4"> </text:span>subfolders<text:span text:style-name="T4"> </text:span>and<text:span text:style-name="T4"> </text:span>save<text:span text:style-name="T4"> </text:span>files<text:span text:style-name="T4"> </text:span>in<text:span text:style-name="T4"> </text:span>the<text:span text:style-name="T4"> </text:span>FILES<text:span text:style-name="T4">-</text:span>folder<text:span text:style-name="T4">!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non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nl" fo:country="BE" style:font-name-asian="Times New Roman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in" fo:margin-bottom="0.2083in" fo:line-height="100%"/>
      <style:text-properties fo:color="#17365d" style:font-name="Cambria" fo:font-size="26pt" fo:letter-spacing="0.0035in" style:letter-kerning="true" style:font-name-asian="Times New Roman" style:font-size-asian="26pt" style:font-name-complex="Times New Roman" style:font-size-complex="26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fo:keep-together="always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fo:keep-together="always" fo:keep-with-next="always"/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fo:keep-together="always" fo:keep-with-next="always"/>
      <style:text-properties fo:color="#4f81bd" style:font-name="Cambria" fo:font-weight="bold" style:font-name-asian="Times New Roman" style:font-weight-asian="bold" style:font-name-complex="Times New Roman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39in" fo:margin-bottom="0in" fo:keep-together="always" fo:keep-with-next="always"/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39in" fo:margin-bottom="0in" fo:keep-together="always" fo:keep-with-next="always"/>
      <style:text-properties fo:color="#243f60" style:font-name="Cambria" style:font-name-asian="Times New Roman" style:font-name-complex="Times New Roman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fo:keep-together="always" fo:keep-with-next="always"/>
      <style:text-properties fo:color="#243f60" style:font-name="Cambria" fo:font-style="italic" style:font-name-asian="Times New Roman" style:font-style-asian="italic" style:font-name-complex="Times New Roman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fo:keep-together="always" fo:keep-with-next="always"/>
      <style:text-properties fo:color="#404040" style:font-name="Cambria" fo:font-style="italic" style:font-name-asian="Times New Roman" style:font-style-asian="italic" style:font-name-complex="Times New Roman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39in" fo:margin-bottom="0in" fo:keep-together="always" fo:keep-with-next="always"/>
      <style:text-properties fo:color="#4f81bd" style:font-name="Cambria" fo:font-size="10pt" style:font-name-asian="Times New Roman" style:font-size-asian="10pt" style:font-name-complex="Times New Roman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fo:keep-together="always" fo:keep-with-next="always"/>
      <style:text-properties fo:color="#404040" style:font-name="Cambria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Bijschrift" style:family="paragraph" style:parent-style-name="Standard" style:next-style-name="Standard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Subtitle" style:family="paragraph" style:parent-style-name="Standard" style:next-style-name="Standard" style:class="chapter">
      <style:text-properties fo:color="#4f81bd" style:font-name="Cambria" fo:font-size="12pt" fo:letter-spacing="0.0102in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Geen_20_afstand" style:display-name="Geen afstand" style:family="paragraph">
      <style:paragraph-properties fo:orphans="2" fo:widows="2"/>
      <style:text-properties style:use-window-font-color="true" style:font-name="Calibri" fo:font-size="11pt" fo:language="nl" fo:country="BE" style:font-name-asian="Times New Roman" style:font-size-asian="11pt" style:font-name-complex="Times New Roman" style:font-size-complex="11pt" style:language-complex="ar" style:country-complex="SA"/>
    </style:style>
    <style:style style:name="Lijstalinea" style:family="paragraph" style:parent-style-name="Standard">
      <style:paragraph-properties fo:margin-left="0.5in" fo:margin-right="0in" fo:text-indent="0in" style:auto-text-indent="false"/>
    </style:style>
    <style:style style:name="Citaat" style:family="paragraph" style:parent-style-name="Standard" style:next-style-name="Standard">
      <style:text-properties fo:color="#000000" fo:font-style="italic" style:font-style-asian="italic" style:font-style-complex="italic"/>
    </style:style>
    <style:style style:name="Duidelijk_20_citaat" style:display-name="Duidelijk citaat" style:family="paragraph" style:parent-style-name="Standard" style:next-style-name="Standard">
      <style:paragraph-properties fo:margin-left="0.65in" fo:margin-right="0.65in" fo:margin-top="0.139in" fo:margin-bottom="0.1945in" fo:text-indent="0in" style:auto-text-indent="false"/>
      <style:text-properties fo:color="#4f81bd" fo:font-style="italic" fo:font-weight="bold" style:font-style-asian="italic" style:font-weight-asian="bold" style:font-style-complex="italic" style:font-weight-complex="bold"/>
    </style:style>
    <style:style style:name="Kop_20_van_20_inhoudsopgave" style:display-name="Kop van inhoudsopgave" style:family="paragraph" style:parent-style-name="Heading_20_1" style:next-style-name="Standard"/>
    <style:style style:name="Ballontekst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Contents_20_2" style:display-name="Contents 2" style:family="paragraph" style:parent-style-name="Standard" style:next-style-name="Standard" style:class="index">
      <style:paragraph-properties fo:margin-left="0.1528in" fo:margin-right="0in" fo:margin-top="0in" fo:margin-bottom="0.0693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055in" fo:margin-right="0in" fo:margin-top="0in" fo:margin-bottom="0.0693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Standaardalinea-lettertype" style:family="text"/>
    <style:style style:name="Kop_20_2_20_Char" style:display-name="Kop 2 Char" style:family="text"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Kop_20_1_20_Char" style:display-name="Kop 1 Char" style:family="text"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Kop_20_3_20_Char" style:display-name="Kop 3 Char" style:family="text">
      <style:text-properties fo:color="#4f81bd" style:font-name="Cambria" fo:font-weight="bold" style:font-name-asian="Times New Roman" style:font-weight-asian="bold" style:font-name-complex="Times New Roman" style:font-weight-complex="bold"/>
    </style:style>
    <style:style style:name="Kop_20_4_20_Char" style:display-name="Kop 4 Char" style:family="text"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Kop_20_5_20_Char" style:display-name="Kop 5 Char" style:family="text">
      <style:text-properties fo:color="#243f60" style:font-name="Cambria" style:font-name-asian="Times New Roman" style:font-name-complex="Times New Roman"/>
    </style:style>
    <style:style style:name="Kop_20_6_20_Char" style:display-name="Kop 6 Char" style:family="text">
      <style:text-properties fo:color="#243f60" style:font-name="Cambria" fo:font-style="italic" style:font-name-asian="Times New Roman" style:font-style-asian="italic" style:font-name-complex="Times New Roman" style:font-style-complex="italic"/>
    </style:style>
    <style:style style:name="Kop_20_7_20_Char" style:display-name="Kop 7 Char" style:family="text">
      <style:text-properties fo:color="#404040" style:font-name="Cambria" fo:font-style="italic" style:font-name-asian="Times New Roman" style:font-style-asian="italic" style:font-name-complex="Times New Roman" style:font-style-complex="italic"/>
    </style:style>
    <style:style style:name="Kop_20_8_20_Char" style:display-name="Kop 8 Char" style:family="text">
      <style:text-properties fo:color="#4f81bd" style:font-name="Cambria" fo:font-size="10pt" style:font-name-asian="Times New Roman" style:font-size-asian="10pt" style:font-name-complex="Times New Roman" style:font-size-complex="10pt"/>
    </style:style>
    <style:style style:name="Kop_20_9_20_Char" style:display-name="Kop 9 Char" style:family="text">
      <style:text-properties fo:color="#404040" style:font-name="Cambria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Titel_20_Char" style:display-name="Titel Char" style:family="text">
      <style:text-properties fo:color="#17365d" style:font-name="Cambria" fo:font-size="26pt" fo:letter-spacing="0.0035in" style:letter-kerning="true" style:font-name-asian="Times New Roman" style:font-size-asian="26pt" style:font-name-complex="Times New Roman" style:font-size-complex="26pt"/>
    </style:style>
    <style:style style:name="Ondertitel_20_Char" style:display-name="Ondertitel Char" style:family="text">
      <style:text-properties fo:color="#4f81bd" style:font-name="Cambria" fo:font-size="12pt" fo:letter-spacing="0.0102in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een_20_afstand_20_Char" style:display-name="Geen afstand Char" style:family="text" style:parent-style-name="Standaardalinea-lettertype"/>
    <style:style style:name="Citaat_20_Char" style:display-name="Citaat Char" style:family="text">
      <style:text-properties fo:color="#000000" fo:font-style="italic" style:font-style-asian="italic" style:font-style-complex="italic"/>
    </style:style>
    <style:style style:name="Duidelijk_20_citaat_20_Char" style:display-name="Duidelijk citaat Char" style:family="tex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iele_20_benadrukking" style:display-name="Subtiele benadrukking" style:family="text">
      <style:text-properties fo:color="#808080" fo:font-style="italic" style:font-style-asian="italic" style:font-style-complex="italic"/>
    </style:style>
    <style:style style:name="Intensieve_20_benadrukking" style:display-name="Intensieve benadrukking" style:family="tex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iele_20_verwijzing" style:display-name="Subtiele verwijzing" style:family="text">
      <style:text-properties fo:font-variant="small-caps" fo:color="#c0504d" style:text-underline-style="solid" style:text-underline-width="auto" style:text-underline-color="font-color"/>
    </style:style>
    <style:style style:name="Intensieve_20_verwijzing" style:display-name="Intensieve verwijzing" style:family="text">
      <style:text-properties fo:font-variant="small-caps" fo:color="#c0504d" fo:letter-spacing="0.0035in" style:text-underline-style="solid" style:text-underline-width="auto" style:text-underline-color="font-color" fo:font-weight="bold" style:font-weight-asian="bold" style:font-weight-complex="bold"/>
    </style:style>
    <style:style style:name="Titel_20_van_20_boek" style:display-name="Titel van boek" style:family="text">
      <style:text-properties fo:font-variant="small-caps" fo:letter-spacing="0.0035in" fo:font-weight="bold" style:font-weight-asian="bold" style:font-weight-complex="bold"/>
    </style:style>
    <style:style style:name="Ballontekst_20_Char" style:display-name="Ballontekst Char" style:family="text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RASMUSLINE</dc:title>
    <dc:subject>USER MANUAL</dc:subject>
    <meta:initial-creator>MUTW – TEAM ORANGE</meta:initial-creator>
    <meta:creation-date>2011-05-31T09:20:00</meta:creation-date>
    <dc:creator>Nathan</dc:creator>
    <dc:date>2011-05-31T09:20:00</dc:date>
    <meta:editing-cycles>2</meta:editing-cycles>
    <meta:editing-duration>PT1M</meta:editing-duration>
    <meta:document-statistic meta:table-count="2" meta:image-count="0" meta:object-count="0" meta:page-count="4" meta:paragraph-count="0" meta:word-count="470" meta:character-count="2743" meta:non-whitespace-character-count="2314"/>
    <meta:generator>LibreOffice/3.4$Unix LibreOffice_project/300m103$Build-4</meta:generator>
    <meta:user-defined meta:name="Info 1"/>
    <meta:user-defined meta:name="Info 2"/>
    <meta:user-defined meta:name="Info 3"/>
    <meta:user-defined meta:name="Info 4"/>
  </office:meta>
</office:document-meta>
</file>